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45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e conducted an online survey among people on the topic "Robots in everyday life - an improvement or new challenges?"</text:p>
      <text:p text:style-name="Standard">We Irani 18 online questions, there were 14 test questions and 4 open questions. We want to select the statistics of this online questionnaire.</text:p>
      <text:p text:style-name="Standard">For questions of greater use of women, this is (74.2%), men are much less (25.8%).</text:p>
      <text:p text:style-name="Standard">It can be said that women were more interested in the topic "Robots in everyday life".</text:p>
      <text:p text:style-name="Standard">The age category of this online test was from 17 to 21 years old. Statistics show that more people have used that they are 18 years old, this is reflected by (24.7) percent. We conclude that most of the people on this topic were interested in teenagers.</text:p>
      <text:p text:style-name="Standard">The next question was “What, in your opinion, was obtained by the robot itself?”, Most of all they answered that it was “Home Appliances” (45.2%). The second in terms of this indicator is “Smartphone, laptop and computer” (18.3%). Most people's views were on technology.</text:p>
      <text:p text:style-name="Standard">"Can robots state sympathy or affection?". To this question, people answered most of all that “Probably not”, in percentage terms this (32.3%) concludes that people do not believe that robots combine some kind of empathy or selectivity.</text:p>
      <text:p text:style-name="Standard">Going further, "If a robot looked like a human, would you like it to live in the future house?". We look at the test statistics that most of the answers were “Rather yes” (34.4%), which means that people do not mind if the robot looks like a person.</text:p>
      <text:p text:style-name="Standard">The next question, “What kind of work would robots be useful for?”, This question could be answered with more than 1 answer. TOP 3 answers.</text:p>
      <text:p text:style-name="Standard"><text:s/>1. Heavy industry (88.2%);</text:p>
      <text:p text:style-name="Standard"><text:s/>2. Medicine (72.2%);</text:p>
      <text:p text:style-name="Standard"><text:s/>3. Care (67.7%).</text:p>
      <text:p text:style-name="Standard">The conclusion from this question is that most of all I would like robots to be useful in "Heavy Industry".</text:p>
      <text:p text:style-name="Standard">Let's look at the next question. “Would you like robots to do work at home?”. People would like robots to do work at home, display according to statistics, most of the answers were “Yes” (39.8%).</text:p>
      <text:p text:style-name="Standard">Let's look further. “Would you like to use robots for study?” This question had more answers that "Yes" is (28%). People wouldn't mind using robots for learning. We conclude from this that people would like to make their lives easier in terms of learning!</text:p>
      <text:p text:style-name="Standard">"You could call for child care." According to statistics, we can infer and verify that a person answered the question “Probably not” as a percentage of this (31.2%).</text:p>
      <text:p text:style-name="Standard">Let's move on to the next question, which sounds like this: "Can robots show feelings or emotions?" To this question, the majority of people answered “No”, namely (32.3%). As stated earlier, a human believes that a robot cannot distinguish between feelings and emotions!</text:p>
      <text:p text:style-name="Standard">Consider another question, namely "Can robots create art?" Judging by this diagram, the option “Rather yes” scored the most answers in terms of probability (33.3%). According to users, the robot can create art (for example, write a book or a picture.</text:p>
      <text:p text:style-name="Standard">Let's move on to the last test question, in which more than 1 woman could be selected, we will choose TOP 3. Would you like to use robots?” Let's look at the statistics:</text:p>
      <text:p text:style-name="Standard"><text:s/>1. Exact sciences (91%);</text:p>
      <text:p text:style-name="Standard"><text:s/>2. Humanities (29.7%);</text:p>
      <text:p text:style-name="Standard"><text:s/>3. Sports (29%).</text:p>
      <text:p text:style-name="Standard">The implication of this question is that robots have a role to play in the realm of science.</text:p>
      <text:p text:style-name="Standard"/>
      <text:p text:style-name="Standard">Let's get down to open questions, users could write their point of view. Let me remind you once again that there were 4 open questions.</text:p>
      <text:p text:style-name="P1">Consider the first question, the question was "What kind of housework would you like robots to do?". Looking at the responses of users, it can be said that users would like the robot to clean (eg, laundry, dishwashing, vacuuming, laundry, mopping). There are some exceptions that other users see in a different role of helping robots around the house (for example, automating household processes, video surveillance of an object).</text:p>
      <text:p text:style-name="P1"><text:soft-page-break/>How exactly will robots take care of pets?</text:p>
      <text:p text:style-name="Standard">According to this survey, we can see that most of the responses received are technical requirements, namely: feeding, cleaning and walking the animal. Also in the survey there is an opinion that robots will not be able to do all this work, simply due to the fact that a person cannot trust the "smart" mind with the life of his pet. Accordingly, we can conclude that some people would not be against the use of smart machines for the purpose of caring for pets.</text:p>
      <text:p text:style-name="Standard">What exactly will robots do to take care of people with disabilities?</text:p>
      <text:p text:style-name="Standard">Based on the answers to the current question, we see that the majority of users believe that robots for people with disabilities can be useful in everyday life. They can provide 24/7 care, help with all aspects of daily routine, support a person in terms of moving around or eating. The conducted studies allow us to conclude that robots can be very useful in the sphere of everyday life for people with disabilit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6T04:57:45.896000000</meta:creation-date>
    <dc:date>2022-01-26T05:01:51.703000000</dc:date>
    <meta:editing-duration>PT4M6S</meta:editing-duration>
    <meta:editing-cycles>1</meta:editing-cycles>
    <meta:document-statistic meta:table-count="0" meta:image-count="0" meta:object-count="0" meta:page-count="2" meta:paragraph-count="29" meta:word-count="829" meta:character-count="4762" meta:non-whitespace-character-count="3956"/>
    <meta:generator>LibreOffice/7.2.2.2$Windows_X86_64 LibreOffice_project/02b2acce88a210515b4a5bb2e46cbfb63fe97d56</meta:generator>
  </office:meta>
</office:document-meta>
</file>